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1.29mm" svg:height="74.52mm" svg:x="7.53mm" svg:y="57.12mm">
            <draw:object draw:notify-on-update-of-ranges="Sheet1.B2:Sheet1.B12 Sheet1.C2:Sheet1.C12 Sheet1.D2:Sheet1.D12 Sheet1.E2:Sheet1.E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5"/>
        <table:table-column table:style-name="co1" table:number-columns-repeated="3" table:default-cell-style-name="ce6"/>
        <table:table-row table:style-name="ro1"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[.A2]*8" office:value-type="float" office:value="524288" calcext:value-type="float">
            <text:p>524288</text:p>
          </table:table-cell>
          <table:table-cell office:value-type="float" office:value="0.000204506" calcext:value-type="float">
            <text:p>0,000204506</text:p>
          </table:table-cell>
          <table:table-cell office:value-type="float" office:value="0.000279281" calcext:value-type="float">
            <text:p>0,000279281</text:p>
          </table:table-cell>
          <table:table-cell office:value-type="float" office:value="0.000222187" calcext:value-type="float">
            <text:p>0,000222187</text:p>
          </table:table-cell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formula="of:=[.A3]*8" office:value-type="float" office:value="1048576" calcext:value-type="float">
            <text:p>1048576</text:p>
          </table:table-cell>
          <table:table-cell table:style-name="ce7" office:value-type="float" office:value="0.000388937" calcext:value-type="float">
            <text:p>0,000388937</text:p>
          </table:table-cell>
          <table:table-cell table:style-name="ce7" office:value-type="float" office:value="0.000724604" calcext:value-type="float">
            <text:p>0,000724604</text:p>
          </table:table-cell>
          <table:table-cell table:style-name="ce7" office:value-type="string" calcext:value-type="string">
            <text:p>0.00036852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[.A4]*8" office:value-type="float" office:value="2097152" calcext:value-type="float">
            <text:p>2097152</text:p>
          </table:table-cell>
          <table:table-cell office:value-type="float" office:value="0.001075992" calcext:value-type="float">
            <text:p>0,001075992</text:p>
          </table:table-cell>
          <table:table-cell office:value-type="float" office:value="0.001128895" calcext:value-type="float">
            <text:p>0,001128895</text:p>
          </table:table-cell>
          <table:table-cell office:value-type="string" calcext:value-type="string">
            <text:p>0.000945283</text:p>
          </table:table-cell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formula="of:=[.A5]*8" office:value-type="float" office:value="4194304" calcext:value-type="float">
            <text:p>4194304</text:p>
          </table:table-cell>
          <table:table-cell table:style-name="ce7"/>
          <table:table-cell table:style-name="ce7" office:value-type="float" office:value="0.002308333" calcext:value-type="float">
            <text:p>0,002308333</text:p>
          </table:table-cell>
          <table:table-cell table:style-name="ce7" office:value-type="string" calcext:value-type="string">
            <text:p>0.00214912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[.A6]*8" office:value-type="float" office:value="8388608" calcext:value-type="float">
            <text:p>8388608</text:p>
          </table:table-cell>
          <table:table-cell/>
          <table:table-cell office:value-type="float" office:value="0.006917857" calcext:value-type="float">
            <text:p>0,006917857</text:p>
          </table:table-cell>
          <table:table-cell office:value-type="string" calcext:value-type="string">
            <text:p>0.003841294</text:p>
          </table:table-cell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formula="of:=[.A7]*8" office:value-type="float" office:value="16777216" calcext:value-type="float">
            <text:p>16777216</text:p>
          </table:table-cell>
          <table:table-cell table:style-name="ce7"/>
          <table:table-cell table:style-name="ce7" office:value-type="float" office:value="0.008427423" calcext:value-type="float">
            <text:p>0,008427423</text:p>
          </table:table-cell>
          <table:table-cell table:style-name="ce7" office:value-type="string" calcext:value-type="string">
            <text:p>0.00947588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[.A8]*8" office:value-type="float" office:value="33554432" calcext:value-type="float">
            <text:p>33554432</text:p>
          </table:table-cell>
          <table:table-cell/>
          <table:table-cell office:value-type="float" office:value="0.019566717" calcext:value-type="float">
            <text:p>0,019566717</text:p>
          </table:table-cell>
          <table:table-cell office:value-type="string" calcext:value-type="string">
            <text:p>0.018368660</text:p>
          </table:table-cell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formula="of:=[.A9]*8" office:value-type="float" office:value="67108864" calcext:value-type="float">
            <text:p>67108864</text:p>
          </table:table-cell>
          <table:table-cell table:style-name="ce7"/>
          <table:table-cell table:style-name="ce7" office:value-type="float" office:value="0.036386866" calcext:value-type="float">
            <text:p>0,036386866</text:p>
          </table:table-cell>
          <table:table-cell table:style-name="ce7" office:value-type="string" calcext:value-type="string">
            <text:p>0.029735823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formula="of:=[.A10]*8" office:value-type="float" office:value="134217728" calcext:value-type="float">
            <text:p>134217728</text:p>
          </table:table-cell>
          <table:table-cell/>
          <table:table-cell office:value-type="float" office:value="0.072175983" calcext:value-type="float">
            <text:p>0,072175983</text:p>
          </table:table-cell>
          <table:table-cell office:value-type="string" calcext:value-type="string">
            <text:p>0.057802463</text:p>
          </table:table-cell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formula="of:=[.A11]*8" office:value-type="float" office:value="268435456" calcext:value-type="float">
            <text:p>268435456</text:p>
          </table:table-cell>
          <table:table-cell table:style-name="ce7"/>
          <table:table-cell table:style-name="ce7" office:value-type="float" office:value="0.143727309" calcext:value-type="float">
            <text:p>0,143727309</text:p>
          </table:table-cell>
          <table:table-cell table:style-name="ce7" office:value-type="string" calcext:value-type="string">
            <text:p>0.122159850</text:p>
          </table:table-cell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formula="of:=[.A12]*8" office:value-type="float" office:value="536870912" calcext:value-type="float">
            <text:p>536870912</text:p>
          </table:table-cell>
          <table:table-cell table:style-name="ce8"/>
          <table:table-cell table:style-name="ce8" office:value-type="float" office:value="0.14012025" calcext:value-type="float">
            <text:p>0,14012025</text:p>
          </table:table-cell>
          <table:table-cell table:style-name="ce8" office:value-type="string" calcext:value-type="string">
            <text:p>0.2410816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9:11:34.232185120</meta:creation-date>
    <dc:date>2016-03-07T20:15:56.917888386</dc:date>
    <meta:editing-duration>PT13M55S</meta:editing-duration>
    <meta:editing-cycles>2</meta:editing-cycles>
    <meta:generator>LibreOffice/4.4.6.3$Linux_X86_64 LibreOffice_project/40m0$Build-3</meta:generator>
    <meta:document-statistic meta:table-count="1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3cm" svg:height="7.453cm" xlink:href=".." xlink:type="simple" chart:class="chart:line" chart:style-name="ch1">
        <chart:legend chart:legend-position="end" svg:x="8.278cm" svg:y="2.68cm" style:legend-expansion="high" chart:style-name="ch2"/>
        <chart:plot-area chart:style-name="ch3" table:cell-range-address="Sheet1.B2:Sheet1.E12" svg:x="0.222cm" svg:y="0.149cm" svg:width="7.834cm" svg:height="7.155cm">
          <chartooo:coordinate-region svg:x="2.14cm" svg:y="0.348cm" svg:width="5.729cm" svg:height="6.3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class="chart:line">
            <chart:data-point chart:repeated="11"/>
          </chart:series>
          <chart:series chart:style-name="ch7" chart:values-cell-range-address="Sheet1.C2:Sheet1.C12" chart:class="chart:line">
            <chart:data-point chart:repeated="11"/>
          </chart:series>
          <chart:series chart:style-name="ch8" chart:values-cell-range-address="Sheet1.D2:Sheet1.D12" chart:class="chart:line">
            <chart:data-point chart:repeated="11"/>
          </chart:series>
          <chart:series chart:style-name="ch9" chart:values-cell-range-address="Sheet1.E2:Sheet1.E1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Sheet1.B2:Sheet1.B12</svg:desc>
                </draw:g>
              </table:table-cell>
              <table:table-cell office:value-type="float" office:value="0.000204506">
                <text:p>0.000204506</text:p>
                <draw:g>
                  <svg:desc>Sheet1.C2:Sheet1.C12</svg:desc>
                </draw:g>
              </table:table-cell>
              <table:table-cell office:value-type="float" office:value="0.000279281">
                <text:p>0.000279281</text:p>
                <draw:g>
                  <svg:desc>Sheet1.D2:Sheet1.D12</svg:desc>
                </draw:g>
              </table:table-cell>
              <table:table-cell office:value-type="float" office:value="0.000222187">
                <text:p>0.000222187</text:p>
                <draw:g>
                  <svg:desc>Sheet1.E2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388937">
                <text:p>0.000388937</text:p>
              </table:table-cell>
              <table:table-cell office:value-type="float" office:value="0.000724604">
                <text:p>0.000724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1075992">
                <text:p>0.001075992</text:p>
              </table:table-cell>
              <table:table-cell office:value-type="float" office:value="0.001128895">
                <text:p>0.001128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2308333">
                <text:p>0.00230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6917857">
                <text:p>0.006917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08427423">
                <text:p>0.008427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9566717">
                <text:p>0.019566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36386866">
                <text:p>0.036386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72175983">
                <text:p>0.072175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43727309">
                <text:p>0.143727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14012025">
                <text:p>0.140120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